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Sheet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Pivot Table_Sheet1_1_1_1" table:style-name="ta1">
        <table:shapes>
          <draw:frame draw:z-index="0" draw:style-name="gr1" draw:text-style-name="P1" svg:width="15.999cm" svg:height="8.999cm" svg:x="1.037cm" svg:y="7.271cm">
            <draw:object draw:notify-on-update-of-ranges="PT@categories PT@label 0 PT@data 0 PT@label 1 PT@data 1 PT@label 2 PT@data 2 PT@label 3 PT@data 3 PT@label 4 PT@data 4 PT@label 5 PT@data 5 PT@label 6 PT@data 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um - CA</text:p>
          </table:table-cell>
          <table:table-cell table:style-name="ce6" office:value-type="string" calcext:value-type="string">
            <text:p>nommag</text:p>
          </table:table-cell>
          <table:table-cell table:style-name="ce12" table:number-columns-repeated="6"/>
          <table:table-cell table:style-name="ce2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8.32" calcext:value-type="float">
            <text:p>208,32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8" office:value-type="float" office:value="142.81" calcext:value-type="float">
            <text:p>142,81</text:p>
          </table:table-cell>
          <table:table-cell table:style-name="ce24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6" office:value-type="float" office:value="876.86" calcext:value-type="float">
            <text:p>876,86</text:p>
          </table:table-cell>
          <table:table-cell table:style-name="ce16" office:value-type="float" office:value="854.63" calcext:value-type="float">
            <text:p>854,63</text:p>
          </table:table-cell>
          <table:table-cell table:style-name="ce16" office:value-type="float" office:value="980.51" calcext:value-type="float">
            <text:p>980,51</text:p>
          </table:table-cell>
          <table:table-cell table:style-name="ce16" office:value-type="float" office:value="333.49" calcext:value-type="float">
            <text:p>333,49</text:p>
          </table:table-cell>
          <table:table-cell table:style-name="ce16" office:value-type="float" office:value="1015.43" calcext:value-type="float">
            <text:p>1015,43</text:p>
          </table:table-cell>
          <table:table-cell table:style-name="ce20" office:value-type="float" office:value="1087.37" calcext:value-type="float">
            <text:p>1087,37</text:p>
          </table:table-cell>
          <table:table-cell table:style-name="ce26" office:value-type="float" office:value="5776.4" calcext:value-type="float">
            <text:p>5776,4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878.97" calcext:value-type="float">
            <text:p>4878,97</text:p>
          </table:table-cell>
          <table:table-cell table:style-name="ce17" office:value-type="float" office:value="4638.05" calcext:value-type="float">
            <text:p>4638,05</text:p>
          </table:table-cell>
          <table:table-cell table:style-name="ce17" office:value-type="float" office:value="5907.61" calcext:value-type="float">
            <text:p>5907,61</text:p>
          </table:table-cell>
          <table:table-cell table:style-name="ce17" office:value-type="float" office:value="5735.1" calcext:value-type="float">
            <text:p>5735,1</text:p>
          </table:table-cell>
          <table:table-cell table:style-name="ce17" office:value-type="float" office:value="5516.54" calcext:value-type="float">
            <text:p>5516,54</text:p>
          </table:table-cell>
          <table:table-cell table:style-name="ce17" office:value-type="float" office:value="4841.5" calcext:value-type="float">
            <text:p>4841,5</text:p>
          </table:table-cell>
          <table:table-cell table:style-name="ce21" office:value-type="float" office:value="4519.22" calcext:value-type="float">
            <text:p>4519,22</text:p>
          </table:table-cell>
          <table:table-cell table:style-name="ce27" office:value-type="float" office:value="36036.99" calcext:value-type="float">
            <text:p>36036,99</text:p>
          </table:table-cell>
        </table:table-row>
      </table:table>
      <table:named-expressions/>
      <table:data-pilot-tables>
        <table:data-pilot-table table:name="DataPilot1" table:application-data="" table:target-range-address="'Pivot Table_Pivot Table_Pivot Table_Sheet1_1_1_1'.A1:'Pivot Table_Pivot Table_Pivot Table_Sheet1_1_1_1'.I15" table:buttons="'Pivot Table_Pivot Table_Pivot Table_Sheet1_1_1_1'.A2 'Pivot Table_Pivot Table_Pivot Table_Sheet1_1_1_1'.B1" table:show-filter-button="false" table:drill-down-on-double-click="false">
          <table:database-source-query table:database-name="LibreOfficeBaseLibrairieLocalHost" table:query-name="Graphique3VraiLocalHost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5:26:03.598386261</meta:creation-date>
    <dc:date>2025-03-16T15:37:31.008829925</dc:date>
    <meta:editing-duration>PT11M28S</meta:editing-duration>
    <meta:editing-cycles>1</meta:editing-cycles>
    <meta:generator>LibreOffice/25.2.1.2$Linux_X86_64 LibreOffice_project/520$Build-2</meta:generator>
    <meta:document-statistic meta:table-count="4" meta:cell-count="1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area" chart:style-name="ch1">
        <chart:legend chart:legend-position="end" svg:x="12.048cm" svg:y="1.807cm" style:legend-expansion="high" chart:style-name="ch2"/>
        <chart:plot-area chart:style-name="ch3" svg:x="0.32cm" svg:y="0.18cm" svg:width="11.408cm" svg:height="7.74cm">
          <chart:coordinate-region svg:x="1.336cm" svg:y="0.379cm" svg:width="10.199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